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Standard">
      <style:text-properties fo:font-weight="normal" officeooo:paragraph-rsid="0012adb5" style:font-weight-asian="normal" style:font-weight-complex="normal"/>
    </style:style>
    <style:style style:name="P2" style:family="paragraph" style:parent-style-name="Standard">
      <style:text-properties fo:font-weight="normal" officeooo:paragraph-rsid="0010d9d3" style:font-weight-asian="normal" style:font-weight-complex="normal"/>
    </style:style>
    <style:style style:name="P3" style:family="paragraph" style:parent-style-name="Standard">
      <style:text-properties fo:font-weight="normal" officeooo:rsid="000eec52" officeooo:paragraph-rsid="000eec52" style:font-weight-asian="normal" style:font-weight-complex="normal"/>
    </style:style>
    <style:style style:name="P4" style:family="paragraph" style:parent-style-name="Standard">
      <style:text-properties fo:font-weight="bold" officeooo:rsid="0012adb5" officeooo:paragraph-rsid="0012adb5" style:font-weight-asian="bold" style:font-weight-complex="bold"/>
    </style:style>
    <style:style style:name="P5" style:family="paragraph" style:parent-style-name="Standard">
      <style:text-properties fo:font-weight="bold" officeooo:rsid="0010d9d3" officeooo:paragraph-rsid="0010d9d3" style:font-weight-asian="bold" style:font-weight-complex="bold"/>
    </style:style>
    <style:style style:name="P6" style:family="paragraph" style:parent-style-name="Standard">
      <style:text-properties fo:font-weight="bold" officeooo:rsid="000eec52" officeooo:paragraph-rsid="000eec52" style:font-weight-asian="bold" style:font-weight-complex="bold"/>
    </style:style>
    <style:style style:name="P7" style:family="paragraph" style:parent-style-name="Standard">
      <style:text-properties fo:font-weight="bold" officeooo:rsid="00130f37" officeooo:paragraph-rsid="00130f37" style:font-weight-asian="bold" style:font-weight-complex="bold"/>
    </style:style>
    <style:style style:name="P8" style:family="paragraph" style:parent-style-name="Standard">
      <style:text-properties officeooo:paragraph-rsid="0012adb5"/>
    </style:style>
    <style:style style:name="P9" style:family="paragraph" style:parent-style-name="Standard">
      <style:text-properties officeooo:paragraph-rsid="0010d9d3"/>
    </style:style>
    <style:style style:name="P10" style:family="paragraph" style:parent-style-name="Standard">
      <style:text-properties officeooo:paragraph-rsid="000eec52"/>
    </style:style>
    <style:style style:name="P11" style:family="paragraph" style:parent-style-name="Text_20_body">
      <style:text-properties fo:font-weight="bold" officeooo:rsid="0012adb5" officeooo:paragraph-rsid="0012adb5" style:font-weight-asian="bold" style:font-weight-complex="bold"/>
    </style:style>
    <style:style style:name="P12" style:family="paragraph" style:parent-style-name="Text_20_body">
      <style:text-properties fo:font-weight="bold" officeooo:rsid="0010d9d3" officeooo:paragraph-rsid="0010d9d3" style:font-weight-asian="bold" style:font-weight-complex="bold"/>
    </style:style>
    <style:style style:name="P13" style:family="paragraph" style:parent-style-name="Text_20_body">
      <style:text-properties fo:font-weight="bold" officeooo:rsid="000eec52" officeooo:paragraph-rsid="000eec52" style:font-weight-asian="bold" style:font-weight-complex="bold"/>
    </style:style>
    <style:style style:name="P14" style:family="paragraph" style:parent-style-name="Text_20_body">
      <style:text-properties fo:font-weight="bold" officeooo:rsid="00130f37" officeooo:paragraph-rsid="00130f37" style:font-weight-asian="bold" style:font-weight-complex="bold"/>
    </style:style>
    <style:style style:name="P15" style:family="paragraph" style:parent-style-name="Standard" style:list-style-name="L1"/>
    <style:style style:name="P16" style:family="paragraph" style:parent-style-name="Standard" style:list-style-name="L1">
      <style:text-properties officeooo:paragraph-rsid="00218027"/>
    </style:style>
    <style:style style:name="P17" style:family="paragraph" style:parent-style-name="Standard" style:list-style-name="L1">
      <style:text-properties officeooo:rsid="002315bd" officeooo:paragraph-rsid="002315bd"/>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text-properties officeooo:rsid="00247a6d" officeooo:paragraph-rsid="00247a6d"/>
    </style:style>
    <style:style style:name="P21" style:family="paragraph" style:parent-style-name="Standard" style:list-style-name="L3">
      <style:text-properties officeooo:rsid="0029001d" officeooo:paragraph-rsid="0029001d"/>
    </style:style>
    <style:style style:name="P22" style:family="paragraph" style:parent-style-name="Standard" style:list-style-name="L3">
      <style:text-properties officeooo:rsid="0026f488" officeooo:paragraph-rsid="0026f488"/>
    </style:style>
    <style:style style:name="P23" style:family="paragraph" style:parent-style-name="Standard" style:list-style-name="L3">
      <style:text-properties officeooo:rsid="000eec52" officeooo:paragraph-rsid="002561a2"/>
    </style:style>
    <style:style style:name="P24" style:family="paragraph" style:parent-style-name="Standard" style:list-style-name="L3">
      <style:text-properties officeooo:rsid="0010d9d3" officeooo:paragraph-rsid="00257e8f"/>
    </style:style>
    <style:style style:name="P25" style:family="paragraph" style:parent-style-name="Standard" style:list-style-name="L3">
      <style:text-properties officeooo:rsid="0010d9d3" officeooo:paragraph-rsid="0010d9d3"/>
    </style:style>
    <style:style style:name="P26" style:family="paragraph" style:parent-style-name="Standard" style:list-style-name="L3">
      <style:text-properties officeooo:rsid="0010d9d3" officeooo:paragraph-rsid="00275edc"/>
    </style:style>
    <style:style style:name="P27" style:family="paragraph" style:parent-style-name="Standard" style:list-style-name="L3">
      <style:text-properties officeooo:rsid="002aaa73" officeooo:paragraph-rsid="002aaa73"/>
    </style:style>
    <style:style style:name="P28" style:family="paragraph" style:parent-style-name="Standard" style:list-style-name="L3">
      <style:text-properties officeooo:rsid="0012adb5" officeooo:paragraph-rsid="0029bb95"/>
    </style:style>
    <style:style style:name="P29" style:family="paragraph" style:parent-style-name="Standard" style:list-style-name="L3">
      <style:text-properties officeooo:rsid="0012adb5" officeooo:paragraph-rsid="002e7afd"/>
    </style:style>
    <style:style style:name="P30" style:family="paragraph" style:parent-style-name="Standard" style:list-style-name="L4">
      <style:text-properties officeooo:rsid="0012adb5" officeooo:paragraph-rsid="0034b63f"/>
    </style:style>
    <style:style style:name="P31" style:family="paragraph" style:parent-style-name="Standard" style:list-style-name="L4">
      <style:text-properties officeooo:rsid="0012adb5" officeooo:paragraph-rsid="0012adb5"/>
    </style:style>
    <style:style style:name="P32" style:family="paragraph" style:parent-style-name="Standard" style:list-style-name="L3">
      <style:text-properties officeooo:rsid="002c5869" officeooo:paragraph-rsid="002e7afd"/>
    </style:style>
    <style:style style:name="P33" style:family="paragraph" style:parent-style-name="Standard" style:list-style-name="L4"/>
    <style:style style:name="P34" style:family="paragraph" style:parent-style-name="Standard" style:list-style-name="L4">
      <style:text-properties officeooo:paragraph-rsid="0034b63f"/>
    </style:style>
    <style:style style:name="P35" style:family="paragraph" style:parent-style-name="Standard" style:list-style-name="L4">
      <style:text-properties officeooo:rsid="00315144" officeooo:paragraph-rsid="00315144"/>
    </style:style>
    <style:style style:name="P36" style:family="paragraph" style:parent-style-name="Standard" style:list-style-name="L4">
      <style:text-properties fo:font-weight="normal" officeooo:rsid="0012adb5" officeooo:paragraph-rsid="0012adb5" style:font-weight-asian="normal" style:font-weight-complex="normal"/>
    </style:style>
    <style:style style:name="P37" style:family="paragraph" style:parent-style-name="Standard" style:list-style-name="L4">
      <style:text-properties fo:font-weight="normal" officeooo:rsid="0012adb5" officeooo:paragraph-rsid="0035ee60" style:font-weight-asian="normal" style:font-weight-complex="normal"/>
    </style:style>
    <style:style style:name="P38" style:family="paragraph" style:parent-style-name="Standard">
      <style:text-properties fo:font-weight="normal" officeooo:rsid="0012adb5" officeooo:paragraph-rsid="0012adb5" style:font-weight-asian="normal" style:font-weight-complex="normal"/>
    </style:style>
    <style:style style:name="P39" style:family="paragraph" style:parent-style-name="Standard" style:list-style-name="L4">
      <style:text-properties fo:font-weight="normal" officeooo:rsid="00313855" officeooo:paragraph-rsid="00313855" style:font-weight-asian="normal" style:font-weight-complex="normal"/>
    </style:style>
    <style:style style:name="P40" style:family="paragraph" style:parent-style-name="Standard" style:list-style-name="L4">
      <style:text-properties fo:font-weight="normal" officeooo:rsid="001fb680" officeooo:paragraph-rsid="001fb680" style:font-weight-asian="normal" style:font-weight-complex="normal"/>
    </style:style>
    <style:style style:name="P41" style:family="paragraph" style:parent-style-name="Standard" style:list-style-name="L4">
      <style:text-properties fo:font-weight="normal" officeooo:rsid="001fb680" officeooo:paragraph-rsid="0035ee60" style:font-weight-asian="normal" style:font-weight-complex="normal"/>
    </style:style>
    <style:style style:name="P42" style:family="paragraph" style:parent-style-name="Standard">
      <style:text-properties fo:font-weight="normal" officeooo:paragraph-rsid="0035ee60" style:font-weight-asian="normal" style:font-weight-complex="normal"/>
    </style:style>
    <style:style style:name="P43" style:family="paragraph" style:parent-style-name="Standard">
      <style:text-properties fo:font-weight="bold" officeooo:rsid="0012adb5" officeooo:paragraph-rsid="0035ee60" style:font-weight-asian="bold" style:font-weight-complex="bold"/>
    </style:style>
    <style:style style:name="P44" style:family="paragraph" style:parent-style-name="Heading_20_1">
      <style:text-properties officeooo:rsid="000eec52" officeooo:paragraph-rsid="000eec52"/>
    </style:style>
    <style:style style:name="P45" style:family="paragraph" style:parent-style-name="Heading_20_1" style:list-style-name="">
      <style:text-properties officeooo:rsid="000eec52" officeooo:paragraph-rsid="000eec52"/>
    </style:style>
    <style:style style:name="P46" style:family="paragraph" style:parent-style-name="Heading_20_1">
      <style:paragraph-properties fo:break-before="page"/>
      <style:text-properties officeooo:rsid="000eec52" officeooo:paragraph-rsid="000eec52"/>
    </style:style>
    <style:style style:name="T1" style:family="text">
      <style:text-properties officeooo:rsid="0010d9d3"/>
    </style:style>
    <style:style style:name="T2" style:family="text">
      <style:text-properties officeooo:rsid="0012adb5"/>
    </style:style>
    <style:style style:name="T3" style:family="text">
      <style:text-properties fo:font-weight="normal" style:font-weight-asian="normal" style:font-weight-complex="normal"/>
    </style:style>
    <style:style style:name="T4" style:family="text">
      <style:text-properties fo:font-weight="normal" officeooo:rsid="0012adb5" style:font-weight-asian="normal" style:font-weight-complex="normal"/>
    </style:style>
    <style:style style:name="T5" style:family="text">
      <style:text-properties fo:font-weight="normal" officeooo:rsid="0010d9d3" style:font-weight-asian="normal" style:font-weight-complex="normal"/>
    </style:style>
    <style:style style:name="T6" style:family="text">
      <style:text-properties fo:font-weight="normal" officeooo:rsid="0016685c" style:font-weight-asian="normal" style:font-weight-complex="normal"/>
    </style:style>
    <style:style style:name="T7" style:family="text">
      <style:text-properties fo:font-weight="normal" officeooo:rsid="000eec52" style:font-weight-asian="normal" style:font-weight-complex="normal"/>
    </style:style>
    <style:style style:name="T8" style:family="text">
      <style:text-properties fo:font-weight="normal" officeooo:rsid="0018d8a0" style:font-weight-asian="normal" style:font-weight-complex="normal"/>
    </style:style>
    <style:style style:name="T9" style:family="text">
      <style:text-properties officeooo:rsid="00130f37"/>
    </style:style>
    <style:style style:name="T10" style:family="text">
      <style:text-properties officeooo:rsid="00148539"/>
    </style:style>
    <style:style style:name="T11" style:family="text">
      <style:text-properties officeooo:rsid="0016685c"/>
    </style:style>
    <style:style style:name="T12" style:family="text">
      <style:text-properties fo:font-style="italic" fo:font-weight="normal" style:font-weight-asian="normal" style:font-weight-complex="normal"/>
    </style:style>
    <style:style style:name="T13" style:family="text">
      <style:text-properties officeooo:rsid="001768a0"/>
    </style:style>
    <style:style style:name="T14" style:family="text">
      <style:text-properties officeooo:rsid="00183125"/>
    </style:style>
    <style:style style:name="T15" style:family="text">
      <style:text-properties officeooo:rsid="0018d8a0"/>
    </style:style>
    <style:style style:name="T16" style:family="text">
      <style:text-properties officeooo:rsid="001aa5b1"/>
    </style:style>
    <style:style style:name="T17" style:family="text">
      <style:text-properties officeooo:rsid="00218027"/>
    </style:style>
    <style:style style:name="T18" style:family="text">
      <style:text-properties officeooo:rsid="002aaa73"/>
    </style:style>
    <style:style style:name="T19" style:family="text">
      <style:text-properties officeooo:rsid="002f3a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vel Three Physics</text:p>
      <text:h text:style-name="P44" text:outline-level="1">Mechanics</text:h>
      <text:p text:style-name="P13">Linear Mechanics</text:p>
      <text:p text:style-name="Standard">“To explain all nature is too difficult a task for any one man or even for any one age. 'Tis much better to do a little with certainty, <text:span text:style-name="T13">&amp;</text:span> leave the rest for others that come after you, than to explain all things by conjecture without making sure of any thing.” - <text:span text:style-name="T13">Newton</text:span></text:p>
      <text:list xml:id="list1525800920" text:style-name="L1">
        <text:list-item>
          <text:p text:style-name="P15">Force, momentum, energy, and work.</text:p>
        </text:list-item>
        <text:list-item>
          <text:p text:style-name="P15">Centre of mass</text:p>
        </text:list-item>
        <text:list-item>
          <text:p text:style-name="P15"><text:span text:style-name="T9">C</text:span>onservation of momentum in 2D</text:p>
        </text:list-item>
        <text:list-item>
          <text:p text:style-name="P15">Circular motion</text:p>
        </text:list-item>
        <text:list-item>
          <text:p text:style-name="P15">Gravity</text:p>
        </text:list-item>
      </text:list>
      <text:p text:style-name="P6">Rotational Mechanics</text:p>
      <text:p text:style-name="P3">“<text:span text:style-name="T13">Do not disturb my circles!” - Archimedes</text:span></text:p>
      <text:list xml:id="list141230792341239" text:continue-numbering="true" text:style-name="L1">
        <text:list-item>
          <text:p text:style-name="P15">Rotational motion definitions</text:p>
        </text:list-item>
        <text:list-item>
          <text:p text:style-name="P16">Torques</text:p>
        </text:list-item>
        <text:list-item>
          <text:p text:style-name="P16">Rotational inertia <text:span text:style-name="T17">and momentum</text:span></text:p>
        </text:list-item>
        <text:list-item>
          <text:p text:style-name="P15"><text:span text:style-name="T17">Rotational kinetic</text:span> energy</text:p>
        </text:list-item>
      </text:list>
      <text:p text:style-name="P6">Oscillating Mechanics</text:p>
      <text:p text:style-name="P10"><text:span text:style-name="T7">“</text:span>Knowledge of the fact differs from knowledge of the reason for the fact.” - <text:span text:style-name="T14">Aristotle</text:span></text:p>
      <text:list xml:id="list141230893710746" text:continue-numbering="true" text:style-name="L1">
        <text:list-item>
          <text:p text:style-name="P15">Simple harmonic motion</text:p>
        </text:list-item>
        <text:list-item>
          <text:p text:style-name="P17">Pendulums</text:p>
        </text:list-item>
        <text:list-item>
          <text:p text:style-name="P15">Reference circles and phasors</text:p>
        </text:list-item>
        <text:list-item>
          <text:p text:style-name="P15">Resonance, damping, and driving</text:p>
        </text:list-item>
      </text:list>
      <text:h text:style-name="P44" text:outline-level="1">Waves</text:h>
      <text:p text:style-name="P14">One Dimension</text:p>
      <text:p text:style-name="Standard">“We do not wish to penalise the machine for its inability to shine in beauty competitions, nor to penalise a man for losing in a race against an aeroplane. The conditions of our game make these disabilities irrelevant.” - <text:span text:style-name="T16">Alan Turing</text:span></text:p>
      <text:list xml:id="list2576607195" text:style-name="L2">
        <text:list-item>
          <text:p text:style-name="P18">Standing waves</text:p>
        </text:list-item>
        <text:list-item>
          <text:p text:style-name="P18">Harmonics in pipes and strings</text:p>
        </text:list-item>
      </text:list>
      <text:p text:style-name="P7">Two Dimensions</text:p>
      <text:p text:style-name="Standard">“If there is no complete agreement between the results of one's work and the experiment, one should not allow oneself to be too discouraged.” - <text:span text:style-name="T15">Paul Dirac</text:span></text:p>
      <text:list xml:id="list141229971735767" text:continue-numbering="true" text:style-name="L2">
        <text:list-item>
          <text:p text:style-name="P18">Interference in two dimensions</text:p>
        </text:list-item>
        <text:list-item>
          <text:p text:style-name="P18">Beats</text:p>
        </text:list-item>
        <text:list-item>
          <text:p text:style-name="P18">The Doppler effect</text:p>
        </text:list-item>
      </text:list>
      <text:h text:style-name="P44" text:outline-level="1"><text:soft-page-break/></text:h>
      <text:h text:style-name="P44" text:outline-level="1">Electricity</text:h>
      <text:p text:style-name="P12">DC Circuit Analysis</text:p>
      <text:p text:style-name="Standard"><text:span text:style-name="T5">“</text:span><text:span text:style-name="T3">Bacon in his instruction tells us that the scientific student ought not to be as the ant, who gathers merely, nor as the spider who spins from her own bowels, but rather as the bee who both gathers and produces. All this is true of the teaching afforded by any part of physical science. Electricity is often called wonderful, beautiful; but it is so only in common with the other forces of nature. The beauty of electricity or of any other force is not that the power is mysterious, and unexpected, touching every sense at unawares in turn, but that it is under </text:span><text:span text:style-name="T12">law</text:span><text:span text:style-name="T3">, and that the taught intellect can even now govern it largely. The human mind is placed above, and not beneath it, and it is in such a point of view that the mental education afforded by science is rendered super-eminent in dignity, in practical application and utility; for by enabling the mind to apply the natural power through law, it conveys the gifts of God to man.” - </text:span><text:span text:style-name="T6">Michael Faraday</text:span></text:p>
      <text:list xml:id="list1176362511" text:style-name="L3">
        <text:list-item>
          <text:p text:style-name="P19">Kirchoff’s laws</text:p>
        </text:list-item>
        <text:list-item>
          <text:p text:style-name="P19">Internal resistance</text:p>
        </text:list-item>
        <text:list-item>
          <text:p text:style-name="P20">Capacitors</text:p>
        </text:list-item>
        <text:list-item>
          <text:p text:style-name="P21">Capacitors in a DC Circuit</text:p>
        </text:list-item>
      </text:list>
      <text:p text:style-name="P5">Magnetism</text:p>
      <text:p text:style-name="P2"><text:span text:style-name="T1">“</text:span>This velocity is so nearly that of light, that it seems we have strong reason to conclude that light itself (including radiant heat, and other radiations if any) is an electromagnetic disturbance in the form of waves propagated through the electromagnetic field according to electromagnetic laws.” - <text:span text:style-name="T11">James Maxwell</text:span></text:p>
      <text:list xml:id="list141231505295309" text:continue-numbering="true" text:style-name="L3">
        <text:list-item>
          <text:p text:style-name="P22">Basics of Induction</text:p>
        </text:list-item>
        <text:list-item>
          <text:p text:style-name="P23">Magnetic flux</text:p>
        </text:list-item>
        <text:list-item>
          <text:p text:style-name="P24">Faraday’s law and Lenz’s law</text:p>
        </text:list-item>
        <text:list-item>
          <text:p text:style-name="P25">Self-inductance and the inductor</text:p>
        </text:list-item>
        <text:list-item>
          <text:p text:style-name="P26">Inductors in a DC circuit</text:p>
        </text:list-item>
        <text:list-item>
          <text:p text:style-name="P27">Resonance in a DC circuit</text:p>
        </text:list-item>
      </text:list>
      <text:p text:style-name="P5">AC Circuit Analysis</text:p>
      <text:p text:style-name="P9"><text:span text:style-name="T5">“</text:span><text:span text:style-name="T3">It's of no use whatsoever. This is just an experiment that proves Maestro Maxwell was right—we just have these mysterious electromagnetic waves that we cannot see with the naked eye. But they are there.” - </text:span><text:span text:style-name="T8">Heinrich Hertz</text:span></text:p>
      <text:list xml:id="list141230758277902" text:continue-numbering="true" text:style-name="L3">
        <text:list-item>
          <text:p text:style-name="P25">AC generators</text:p>
        </text:list-item>
        <text:list-item>
          <text:p text:style-name="P28">Capacitors in an AC circuit</text:p>
        </text:list-item>
        <text:list-item>
          <text:p text:style-name="P28">Inductance in an AC circuit</text:p>
        </text:list-item>
        <text:list-item>
          <text:p text:style-name="P29">Resonance <text:span text:style-name="T18">in a DC circuit</text:span></text:p>
        </text:list-item>
        <text:list-item>
          <text:p text:style-name="P32">Transformers <text:span text:style-name="T19">and real-life applications of AC</text:span></text:p>
        </text:list-item>
      </text:list>
      <text:h text:style-name="P45" text:outline-level="1"/>
      <text:h text:style-name="P46" text:outline-level="1">Modern Physics</text:h>
      <text:p text:style-name="P11">Atomic Physics</text:p>
      <text:p text:style-name="Standard"><text:span text:style-name="T4">“</text:span>Energy is a very subtle concept. It is very, very difficult to get right.” - <text:span text:style-name="T11">Richard Feynman</text:span></text:p>
      <text:list xml:id="list1012693598" text:style-name="L4">
        <text:list-item>
          <text:p text:style-name="P33">The Bohr model of the atom</text:p>
        </text:list-item>
        <text:list-item>
          <text:p text:style-name="P30">The photoelectric effect</text:p>
        </text:list-item>
        <text:list-item>
          <text:p text:style-name="P34">Atomic spectra</text:p>
        </text:list-item>
        <text:list-item>
          <text:p text:style-name="P31">Nuclear reactions</text:p>
        </text:list-item>
        <text:list-item>
          <text:p text:style-name="P35">Quarks and other subatomic particles</text:p>
        </text:list-item>
      </text:list>
      <text:p text:style-name="P43">Quantum Mechanics</text:p>
      <text:p text:style-name="P42"><text:span text:style-name="T2">“</text:span>My goal is simple. It is a complete understanding of the universe, why it is as it is and why it exists at all.” - <text:span text:style-name="T10">Stephen Hawking</text:span></text:p>
      <text:list xml:id="list141230076646946" text:continue-numbering="true" text:style-name="L4">
        <text:list-item>
          <text:p text:style-name="P37">Wave-nature of electrons</text:p>
        </text:list-item>
        <text:list-item>
          <text:p text:style-name="P41">The uncertainty principle</text:p>
        </text:list-item>
        <text:list-item>
          <text:p text:style-name="P37">The Schrodinger equation</text:p>
        </text:list-item>
        <text:list-item>
          <text:p text:style-name="P37">Tunnelling</text:p>
        </text:list-item>
      </text:list>
      <text:p text:style-name="P4">Relativity</text:p>
      <text:p text:style-name="P8"><text:span text:style-name="T4">“</text:span>Nature shows us only the tail of the lion. But there is no doubt in my mind that the lion belongs with it even if he cannot reveal himself to the eye all at once because of his huge dimension. We see him only the way a louse sitting upon him would.” - <text:span text:style-name="T11">Albert Einstein</text:span></text:p>
      <text:list xml:id="list141230685346713" text:continue-numbering="true" text:style-name="L4">
        <text:list-item>
          <text:p text:style-name="P36">Simultanaeity</text:p>
        </text:list-item>
        <text:list-item>
          <text:p text:style-name="P36">Length contraction</text:p>
        </text:list-item>
        <text:list-item>
          <text:p text:style-name="P36">Time dilation</text:p>
        </text:list-item>
        <text:list-item>
          <text:p text:style-name="P39">General Relativity</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1:55:34.509433030</meta:creation-date>
    <dc:date>2017-12-07T14:12:29.136998152</dc:date>
    <meta:editing-duration>P3DT9H40M15S</meta:editing-duration>
    <meta:editing-cycles>28</meta:editing-cycles>
    <meta:generator>LibreOffice/5.4.3.2$Linux_X86_64 LibreOffice_project/40m0$Build-2</meta:generator>
    <meta:document-statistic meta:table-count="0" meta:image-count="0" meta:object-count="0" meta:page-count="3" meta:paragraph-count="73" meta:word-count="725" meta:character-count="4094" meta:non-whitespace-character-count="3489"/>
  </office:meta>
</office:document-meta>
</file>